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18cm" draw:marker-start-width="0.227cm" draw:marker-end-width="0.227cm" draw:fill-color="#eeeeee" draw:textarea-horizontal-align="justify" draw:textarea-vertical-align="top" draw:auto-grow-height="false" fo:min-height="0cm" fo:min-width="0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draw:marker-start-width="0.227cm" draw:marker-end-width="0.227cm" draw:fill-color="#ffffff" draw:textarea-horizontal-align="justify" draw:textarea-vertical-align="top" draw:auto-grow-height="false" fo:min-height="0cm" fo:min-width="0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draw:marker-start-width="0.227cm" draw:marker-end-width="0.227cm" draw:fill-color="#ffffff" draw:textarea-horizontal-align="justify" draw:textarea-vertical-align="top" draw:auto-grow-height="false" fo:min-height="0cm" fo:min-width="0cm" fo:padding-top="0.134cm" fo:padding-bottom="0.134cm" fo:padding-left="0.259cm" fo:padding-right="0.25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text-align="start"/>
      <style:text-properties fo:font-size="20pt" style:font-size-asian="20pt" style:font-size-complex="20pt"/>
    </style:style>
    <style:style style:name="P6" style:family="paragraph"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star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3.176cm" svg:height="1.27cm" svg:x="3.674cm" svg:y="1cm">
          <text:p text:style-name="P1"><text:span text:style-name="T1">pythonToJavaTe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3.176cm" svg:height="1.27cm" svg:x="3.674cm" svg:y="2.2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13.176cm" svg:height="1.27cm" svg:x="3.674cm" svg:y="3.54cm">
          <text:p text:style-name="P1"><text:span text:style-name="T2">+main(args:String[]):vo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13.176cm" svg:height="1.27cm" svg:x="3.674cm" svg:y="5.572cm">
          <text:p text:style-name="P1"><text:span text:style-name="T1">HelpUtil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3.176cm" svg:height="1.27cm" svg:x="3.674cm" svg:y="6.84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13.176cm" svg:height="2.032cm" svg:x="3.674cm" svg:y="8.112cm">
          <text:p text:style-name="P1"><text:span text:style-name="T2">+HelpUtility():NullPointerException</text:span></text:p>
          <text:p text:style-name="P1"><text:span text:style-name="T2">+about():vo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13.198cm" svg:height="1.27cm" svg:x="3.663cm" svg:y="18.526cm">
          <text:p text:style-name="P1"><text:span text:style-name="T1">PythonToJavaConvertRea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1" draw:id="id1" draw:layer="layout" svg:width="13.198cm" svg:height="3.302cm" svg:x="3.663cm" svg:y="19.796cm">
          <text:p text:style-name="P5"><text:span text:style-name="T2">-fileName:String</text:span></text:p>
          <text:p text:style-name="P5"><text:span text:style-name="T2">-fileNames:HashMap&lt;String, </text:span></text:p>
          <text:p text:style-name="P5"><text:span text:style-name="T2">PythonToJavaConvert&gt;</text:span></text:p>
          <text:p text:style-name="P5"><text:span text:style-name="T2">-tabCounter:i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13.198cm" svg:height="4.191cm" svg:x="3.663cm" svg:y="23.098cm">
          <text:p text:style-name="P6"><text:span text:style-name="T3">+PythonToJavaConvertReader(String,</text:span></text:p>
          <text:p text:style-name="P6"><text:span text:style-name="T3">String):void</text:span></text:p>
          <text:p text:style-name="P6"><text:span text:style-name="T3">+readPythonFileContents():void</text:span></text:p>
          <text:p text:style-name="P6"><text:span text:style-name="T3">+readLine(String):boolean</text:span></text:p>
          <text:p text:style-name="P6"><text:span text:style-name="T3">-closeFile():vo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13.176cm" svg:height="1.27cm" svg:x="3.674cm" svg:y="10.525cm">
          <text:p text:style-name="P1"><text:span text:style-name="T1">FileUtil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3.176cm" svg:height="1.27cm" svg:x="3.674cm" svg:y="11.79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3.208cm" svg:height="4.953cm" svg:x="3.658cm" svg:y="13.065cm">
          <text:p text:style-name="P7"><text:span text:style-name="T2">+FileUtility():NullPointerException</text:span></text:p>
          <text:p text:style-name="P7"><text:span text:style-name="T2">+isFile(String):Object[]</text:span></text:p>
          <text:p text:style-name="P7"><text:span text:style-name="T2">+isDirectory(String):Object[]</text:span></text:p>
          <text:p text:style-name="P7"><text:span text:style-name="T2">+createDirectory(String):Object[]</text:span></text:p>
          <text:p text:style-name="P7"><text:span text:style-name="T2">+removeExtention(String):String</text:span></text:p>
          <text:p text:style-name="P7"><text:span text:style-name="T2">+removeDirectories(String):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1.42cm" svg:x1="16.861cm" svg:y1="21.447cm" svg:x2="19.874cm" svg:y2="26.95cm" draw:start-shape="id1" draw:start-glue-point="7" svg:d="M16861 21447h3182v5503h-169">
          <text:p text:style-name="P1">Uses</text:p>
          <text:p text:style-name="P1"/>
        </draw:connector>
        <draw:connector draw:style-name="gr5" draw:text-style-name="P1" draw:layer="layout" draw:line-skew="-0.886cm" svg:x1="3.674cm" svg:y1="1.635cm" svg:x2="3.663cm" svg:y2="19.161cm" draw:start-shape="id2" draw:start-glue-point="5" draw:end-shape="id3" draw:end-glue-point="5" svg:d="M3674 1635h-1406v17526h1395">
          <text:p/>
        </draw:connector>
        <draw:connector draw:style-name="gr6" draw:text-style-name="P1" draw:layer="layout" draw:line-skew="2.7cm" svg:x1="16.85cm" svg:y1="1.635cm" svg:x2="16.85cm" svg:y2="6.207cm" draw:start-shape="id2" draw:start-glue-point="7" draw:end-shape="id4" draw:end-glue-point="7" svg:d="M16850 1635h3209v4572h-3209">
          <text:p/>
        </draw:connector>
        <draw:connector draw:style-name="gr6" draw:text-style-name="P1" draw:layer="layout" draw:line-skew="2.7cm" svg:x1="16.85cm" svg:y1="1.635cm" svg:x2="16.85cm" svg:y2="11.16cm" draw:start-shape="id2" draw:start-glue-point="7" draw:end-shape="id5" draw:end-glue-point="7" svg:d="M16850 1635h3209v9525h-3209">
          <text:p/>
        </draw:connector>
        <draw:frame draw:style-name="gr7" draw:text-style-name="P1" draw:layer="layout" svg:width="9.269cm" svg:height="1.023cm" draw:transform="rotate (-1.5669566024414) translate (21.613cm 1.762cm)">
          <draw:text-box>
            <text:p text:style-name="P1">UtilityPackage</text:p>
          </draw:text-box>
        </draw:frame>
        <draw:connector draw:style-name="gr5" draw:text-style-name="P1" draw:layer="layout" draw:line-skew="-0.477cm" svg:x1="3.674cm" svg:y1="1.635cm" svg:x2="2.338cm" svg:y2="26.889cm" draw:start-shape="id2" draw:start-glue-point="5" svg:d="M3674 1635h-1399v25254h63">
          <text:p/>
        </draw:connector>
      </draw:page>
      <draw:page draw:name="page2" draw:style-name="dp1" draw:master-page-name="Default">
        <draw:custom-shape draw:style-name="gr1" draw:text-style-name="P2" draw:layer="layout" svg:width="13.198cm" svg:height="1.27cm" svg:x="4.497cm" svg:y="6.842cm">
          <text:p text:style-name="P1"><text:span text:style-name="T1">PythonToJavaConve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3.198cm" svg:height="1.651cm" svg:x="4.497cm" svg:y="8.112cm">
          <text:p text:style-name="P7"><text:span text:style-name="T2">-fileName:String</text:span></text:p>
          <text:p text:style-name="P7"><text:span text:style-name="T2">-location: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13.198cm" svg:height="1.778cm" svg:x="4.497cm" svg:y="9.763cm">
          <text:p text:style-name="P1"><text:span text:style-name="T2">+PythonToJavaConvert(String, String):void</text:span></text:p>
          <text:p text:style-name="P7"><text:span text:style-name="T2">+saveTextToFile(String):boolean</text:span></text:p>
          <text:p text:style-name="P1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13.198cm" svg:height="1.27cm" svg:x="4.497cm" svg:y="13.7cm">
          <text:p text:style-name="P1"><text:span text:style-name="T1">Variab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3.198cm" svg:height="3.429cm" svg:x="4.497cm" svg:y="14.97cm">
          <text:p text:style-name="P7"><text:span text:style-name="T2">-varName:String</text:span></text:p>
          <text:p text:style-name="P7"><text:span text:style-name="T2">-varValue:Object</text:span></text:p>
          <text:p text:style-name="P7"><text:span text:style-name="T2">-varType:String</text:span></text:p>
          <text:p text:style-name="P7"><text:span text:style-name="T2">-lineNumber:int[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13.198cm" svg:height="1.143cm" svg:x="4.497cm" svg:y="18.399cm">
          <text:p text:style-name="P1"><text:span text:style-name="T2">+Variable():void</text:span></text:p>
          <text:p text:style-name="P1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13.198cm" svg:height="1.27cm" svg:x="4.497cm" svg:y="6.843cm">
          <text:p text:style-name="P1"><text:span text:style-name="T1">PythonToJavaConve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3.198cm" svg:height="1.651cm" svg:x="4.497cm" svg:y="8.113cm">
          <text:p text:style-name="P7"><text:span text:style-name="T2">-fileName:String</text:span></text:p>
          <text:p text:style-name="P7"><text:span text:style-name="T2">-location: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7" draw:id="id7" draw:layer="layout" svg:width="13.198cm" svg:height="3.555cm" svg:x="4.497cm" svg:y="9.764cm">
          <text:p text:style-name="P5"><text:span text:style-name="T2">+PythonToJavaConvert(String, String):void</text:span></text:p>
          <text:p text:style-name="P5"><text:span text:style-name="T2">+</text:span><text:span text:style-name="T3">generateFileStart():void</text:span></text:p>
          <text:p text:style-name="P5"><text:span text:style-name="T3">+generateFileStart(boolean):void</text:span></text:p>
          <text:p text:style-name="P5"><text:span text:style-name="T2">+saveTextToFile(String):boolean</text:span></text:p>
          <text:p text:style-name="P5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line-skew="1.006cm" svg:x1="20.121cm" svg:y1="0.984cm" svg:x2="17.695cm" svg:y2="7.478cm" draw:end-shape="id6" draw:end-glue-point="7" svg:d="M20121 984h48v6494h-2474">
          <text:p/>
        </draw:connector>
        <draw:connector draw:style-name="gr5" draw:text-style-name="P1" draw:layer="layout" draw:line-skew="-0.743cm" svg:x1="2.277cm" svg:y1="1.107cm" svg:x2="4.497cm" svg:y2="7.478cm" draw:end-shape="id6" draw:end-glue-point="5" svg:d="M2277 1107h113v6371h2107">
          <text:p/>
        </draw:connector>
        <draw:connector draw:style-name="gr5" draw:text-style-name="P1" draw:layer="layout" svg:x1="4.497cm" svg:y1="11.542cm" svg:x2="4.497cm" svg:y2="14.335cm" draw:start-shape="id7" draw:start-glue-point="5" draw:end-shape="id8" draw:end-glue-point="5" svg:d="M4497 11542h-549v2793h549">
          <text:p/>
        </draw:connector>
        <draw:custom-shape draw:style-name="gr1" draw:text-style-name="P2" draw:layer="layout" svg:width="13.198cm" svg:height="1.27cm" svg:x="4.497cm" svg:y="1cm">
          <text:p text:style-name="P2"><text:span text:style-name="T1">PythonToJavaConvertRea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13.198cm" svg:height="3.429cm" svg:x="4.497cm" svg:y="2.27cm">
          <text:p text:style-name="P6"><text:span text:style-name="T3">-lineComment(String):String[]</text:span></text:p>
          <text:p text:style-name="P6"><text:span text:style-name="T3">-linePrint(String):String</text:span></text:p>
          <text:p text:style-name="P6"><text:span text:style-name="T3">-addLineEnding(String):String</text:span></text:p>
          <text:p text:style-name="P6"><text:span text:style-name="T3">-addSpacing(String,String,String):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17T14:37:40.14</meta:creation-date>
    <dc:date>2019-12-01T20:58:09.35</dc:date>
    <meta:editing-duration>PT1H46M3S</meta:editing-duration>
    <meta:editing-cycles>14</meta:editing-cycles>
    <meta:generator>OpenOffice/4.1.7$Win32 OpenOffice.org_project/417m1$Build-9800</meta:generator>
    <meta:document-statistic meta:object-count="32"/>
  </office:meta>
</office:document-meta>
</file>